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23.95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3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fo:language="en" fo:country="US" fo:font-weight="bold" style:font-name-asian="Noto Sans CJK SC" style:font-size-asian="12pt" style:font-weight-asian="bold" style:font-name-complex="Lohit Devanagari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language="en" fo:country="US" fo:font-weight="bold" style:font-name-asian="Noto Sans CJK SC" style:font-size-asian="12pt" style:font-weight-asian="bold" style:font-name-complex="Lohit Devanagari" style:font-size-complex="12pt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l" fo:country="G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font-weight="bold" style:font-weight-asian="bold" style:font-weight-complex="bold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49.8mm" svg:height="84.26mm" svg:x="1mm" svg:y="25.96mm">
            <draw:object draw:notify-on-update-of-ranges="Φύλλο1.A1:Φύλλο1.A1 Φύλλο1.A2:Φύλλο1.A5 Φύλλο1.B1:Φύλλο1.B1 Φύλλο1.B2:Φύλλο1.B5 Φύλλο1.C1:Φύλλο1.C1 Φύλλο1.C2:Φύλλο1.C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6.18mm" svg:height="89.49mm" svg:x="174.75mm" svg:y="23.38mm">
            <draw:object draw:notify-on-update-of-ranges="Φύλλο1.H2:Φύλλο1.H5 Φύλλο1.I1:Φύλλο1.I1 Φύλλο1.I2:Φύλλο1.I5 Φύλλο1.J1:Φύλλο1.J1 Φύλλο1.J2:Φύλλο1.J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6.73mm" svg:height="89.99mm" svg:x="174.75mm" svg:y="132.52mm">
            <draw:object draw:notify-on-update-of-ranges="Φύλλο1.H27:Φύλλο1.H29 Φύλλο1.I26:Φύλλο1.I26 Φύλλο1.I27:Φύλλο1.I29 Φύλλο1.J26:Φύλλο1.J26 Φύλλο1.J27:Φύλλο1.J29 Φύλλο1.K26:Φύλλο1.K26 Φύλλο1.K27:Φύλλο1.K29 Φύλλο1.L26:Φύλλο1.L26 Φύλλο1.L27:Φύλλο1.L29 Φύλλο1.M26:Φύλλο1.M26 Φύλλο1.M27:Φύλλο1.M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6.73mm" svg:height="89.99mm" svg:x="0.01mm" svg:y="132.54mm">
            <draw:object draw:notify-on-update-of-ranges="Φύλλο1.A26:Φύλλο1.A26 Φύλλο1.A27:Φύλλο1.A29 Φύλλο1.B26:Φύλλο1.B26 Φύλλο1.B27:Φύλλο1.B29 Φύλλο1.C26:Φύλλο1.C26 Φύλλο1.C27:Φύλλο1.C29 Φύλλο1.D26:Φύλλο1.D26 Φύλλο1.D27:Φύλλο1.D29 Φύλλο1.E26:Φύλλο1.E26 Φύλλο1.E27:Φύλλο1.E29 Φύλλο1.F26:Φύλλο1.F26 Φύλλο1.F27:Φύλλο1.F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152.13mm" svg:height="90.08mm" svg:x="0.01mm" svg:y="246.19mm">
            <draw:object draw:notify-on-update-of-ranges="Φύλλο1.A52:Φύλλο1.A54 Φύλλο1.B51:Φύλλο1.B51 Φύλλο1.B52:Φύλλο1.B54 Φύλλο1.C51:Φύλλο1.C51 Φύλλο1.C52:Φύλλο1.C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2.13mm" svg:height="90.08mm" svg:x="174.7mm" svg:y="246.18mm">
            <draw:object draw:notify-on-update-of-ranges="Φύλλο1.H51:Φύλλο1.H51 Φύλλο1.H52:Φύλλο1.H54 Φύλλο1.I51:Φύλλο1.I51 Φύλλο1.I52:Φύλλο1.I54 Φύλλο1.J51:Φύλλο1.J51 Φύλλο1.J52:Φύλλο1.J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2.17mm" svg:height="85.59mm" svg:x="0.01mm" svg:y="359.83mm">
            <draw:object draw:notify-on-update-of-ranges="Φύλλο1.A77:Φύλλο1.A79 Φύλλο1.B76:Φύλλο1.B76 Φύλλο1.B77:Φύλλο1.B79 Φύλλο1.C76:Φύλλο1.C76 Φύλλο1.C77:Φύλλο1.C7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2.17mm" svg:height="85.59mm" svg:x="174.7mm" svg:y="359.84mm">
            <draw:object draw:notify-on-update-of-ranges="Φύλλο1.H76:Φύλλο1.H76 Φύλλο1.H77:Φύλλο1.H79 Φύλλο1.I76:Φύλλο1.I76 Φύλλο1.I77:Φύλλο1.I79 Φύλλο1.J76:Φύλλο1.J76 Φύλλο1.J77:Φύλλο1.J7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ssociativity</text:p>
          </table:table-cell>
          <table:table-cell table:style-name="ce1" office:value-type="string" calcext:value-type="string">
            <text:p>429mcf</text:p>
          </table:table-cell>
          <table:table-cell table:style-name="ce1" office:value-type="string" calcext:value-type="string">
            <text:p>401bzip2</text:p>
          </table:table-cell>
          <table:table-cell table:number-columns-repeated="4"/>
          <table:table-cell table:style-name="ce1" office:value-type="string" calcext:value-type="string">
            <text:p>Associativity</text:p>
          </table:table-cell>
          <table:table-cell table:style-name="ce6" office:value-type="string" calcext:value-type="string">
            <text:p><text:span text:style-name="T1">%</text:span><text:span text:style-name="T1">429mcf</text:span></text:p>
          </table:table-cell>
          <table:table-cell table:style-name="ce9" office:value-type="string" calcext:value-type="string">
            <text:p>%401bzip2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1-way</text:p>
          </table:table-cell>
          <table:table-cell table:style-name="ce2" office:value-type="float" office:value="1.138807" calcext:value-type="float">
            <text:p>1,138807</text:p>
          </table:table-cell>
          <table:table-cell table:style-name="ce2" office:value-type="float" office:value="1.537472" calcext:value-type="float">
            <text:p>1,537472</text:p>
          </table:table-cell>
          <table:table-cell table:number-columns-repeated="4"/>
          <table:table-cell table:style-name="ce2" office:value-type="string" calcext:value-type="string">
            <text:p>1-way</text:p>
          </table:table-cell>
          <table:table-cell table:number-columns-repeated="2" table:style-name="ce7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2-way</text:p>
          </table:table-cell>
          <table:table-cell table:style-name="ce2" office:value-type="float" office:value="1.134034" calcext:value-type="float">
            <text:p>1,134034</text:p>
          </table:table-cell>
          <table:table-cell table:style-name="ce2" office:value-type="float" office:value="1.534778" calcext:value-type="float">
            <text:p>1,534778</text:p>
          </table:table-cell>
          <table:table-cell table:number-columns-repeated="4"/>
          <table:table-cell table:style-name="ce2" office:value-type="string" calcext:value-type="string">
            <text:p>2-way</text:p>
          </table:table-cell>
          <table:table-cell table:style-name="ce7" table:formula="of:=[.B2]/[.B3]" office:value-type="percentage" office:value="1.00420886851717" calcext:value-type="percentage">
            <text:p>100,42%</text:p>
          </table:table-cell>
          <table:table-cell table:style-name="ce7" table:formula="of:=[.C2]/[.C3]" office:value-type="percentage" office:value="1.00175530272131" calcext:value-type="percentage">
            <text:p>100,18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4-way</text:p>
          </table:table-cell>
          <table:table-cell table:style-name="ce2" office:value-type="float" office:value="1.133878" calcext:value-type="float">
            <text:p>1,133878</text:p>
          </table:table-cell>
          <table:table-cell table:style-name="ce2" office:value-type="float" office:value="1.533048" calcext:value-type="float">
            <text:p>1,533048</text:p>
          </table:table-cell>
          <table:table-cell table:number-columns-repeated="4"/>
          <table:table-cell table:style-name="ce2" office:value-type="string" calcext:value-type="string">
            <text:p>4-way</text:p>
          </table:table-cell>
          <table:table-cell table:style-name="ce7" table:formula="of:=[.B2]/[.B4]" office:value-type="percentage" office:value="1.0043470285163" calcext:value-type="percentage">
            <text:p>100,43%</text:p>
          </table:table-cell>
          <table:table-cell table:style-name="ce7" table:formula="of:=[.C2]/[.C4]" office:value-type="percentage" office:value="1.00288575439256" calcext:value-type="percentage">
            <text:p>100,29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8-way</text:p>
          </table:table-cell>
          <table:table-cell table:style-name="ce2" office:value-type="float" office:value="1.133878" calcext:value-type="float">
            <text:p>1,133878</text:p>
          </table:table-cell>
          <table:table-cell table:style-name="ce2" office:value-type="float" office:value="1.533309" calcext:value-type="float">
            <text:p>1,533309</text:p>
          </table:table-cell>
          <table:table-cell table:number-columns-repeated="4"/>
          <table:table-cell table:style-name="ce2" office:value-type="string" calcext:value-type="string">
            <text:p>8-way</text:p>
          </table:table-cell>
          <table:table-cell table:style-name="ce7" table:formula="of:=[.B2]/[.B5]" office:value-type="percentage" office:value="1.0043470285163" calcext:value-type="percentage">
            <text:p>100,43%</text:p>
          </table:table-cell>
          <table:table-cell table:style-name="ce8" table:formula="of:=[.C2]/[.C5]" office:value-type="percentage" office:value="1.00271504308655" calcext:value-type="percentage">
            <text:p>100,27%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  <table:table-cell table:style-name="ce2" table:number-columns-repeated="2"/>
          <table:table-cell table:number-columns-repeated="7"/>
        </table:table-row>
        <table:table-row table:style-name="ro2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7"/>
        </table:table-row>
        <table:table-row table:style-name="ro2" table:number-rows-repeated="17">
          <table:table-cell table:number-columns-repeated="13"/>
        </table:table-row>
        <table:table-row table:style-name="ro1">
          <table:table-cell table:style-name="ce1" office:value-type="string" calcext:value-type="string">
            <text:p>Cache Line Size</text:p>
          </table:table-cell>
          <table:table-cell table:style-name="ce3" office:value-type="string" calcext:value-type="string">
            <text:p>470lbm</text:p>
          </table:table-cell>
          <table:table-cell table:style-name="ce4" office:value-type="string" calcext:value-type="string">
            <text:p>458sjeng</text:p>
          </table:table-cell>
          <table:table-cell table:style-name="ce5" office:value-type="string" calcext:value-type="string">
            <text:p>456hmmer</text:p>
          </table:table-cell>
          <table:table-cell table:style-name="ce1" office:value-type="string" calcext:value-type="string">
            <text:p>429mcf</text:p>
          </table:table-cell>
          <table:table-cell table:style-name="ce1" office:value-type="string" calcext:value-type="string">
            <text:p>401bzip2</text:p>
          </table:table-cell>
          <table:table-cell/>
          <table:table-cell table:style-name="ce1" office:value-type="string" calcext:value-type="string">
            <text:p>Cache Line Size</text:p>
          </table:table-cell>
          <table:table-cell table:style-name="ce3" office:value-type="string" calcext:value-type="string">
            <text:p>%470lbm</text:p>
          </table:table-cell>
          <table:table-cell table:style-name="ce3" office:value-type="string" calcext:value-type="string">
            <text:p>%458sjeng</text:p>
          </table:table-cell>
          <table:table-cell table:style-name="ce10" office:value-type="string" calcext:value-type="string">
            <text:p>%456hmmer</text:p>
          </table:table-cell>
          <table:table-cell table:style-name="ce1" office:value-type="string" calcext:value-type="string">
            <text:p>%429mcf</text:p>
          </table:table-cell>
          <table:table-cell table:style-name="ce1" office:value-type="string" calcext:value-type="string">
            <text:p>%401bzip2</text:p>
          </table:table-cell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float" office:value="3.919794" calcext:value-type="float">
            <text:p>3,919794</text:p>
          </table:table-cell>
          <table:table-cell table:style-name="ce2" office:value-type="float" office:value="11.664983" calcext:value-type="float">
            <text:p>11,664983</text:p>
          </table:table-cell>
          <table:table-cell table:style-name="ce2" office:value-type="float" office:value="1.185982" calcext:value-type="float">
            <text:p>1,185982</text:p>
          </table:table-cell>
          <table:table-cell table:style-name="ce2" office:value-type="float" office:value="1.152669" calcext:value-type="float">
            <text:p>1,152669</text:p>
          </table:table-cell>
          <table:table-cell table:style-name="ce2" office:value-type="float" office:value="1.638202" calcext:value-type="float">
            <text:p>1,63820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number-columns-repeated="5" table:style-name="ce8" office:value-type="percentage" office:value="1" calcext:value-type="percentage">
            <text:p>100,00%</text:p>
          </table:table-cell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.628334" calcext:value-type="float">
            <text:p>2,628334</text:p>
          </table:table-cell>
          <table:table-cell table:style-name="ce2" office:value-type="float" office:value="7.057547" calcext:value-type="float">
            <text:p>7,057547</text:p>
          </table:table-cell>
          <table:table-cell table:style-name="ce2" office:value-type="float" office:value="1.182639" calcext:value-type="float">
            <text:p>1,182639</text:p>
          </table:table-cell>
          <table:table-cell table:style-name="ce2" office:value-type="float" office:value="1.138807" calcext:value-type="float">
            <text:p>1,138807</text:p>
          </table:table-cell>
          <table:table-cell table:style-name="ce2" office:value-type="float" office:value="1.537472" calcext:value-type="float">
            <text:p>1,537472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8" table:formula="of:=[.B27]/[.B28]" office:value-type="percentage" office:value="1.49136068703597" calcext:value-type="percentage">
            <text:p>149,14%</text:p>
          </table:table-cell>
          <table:table-cell table:style-name="ce8" table:formula="of:=[.C27]/[.C28]" office:value-type="percentage" office:value="1.65283816034098" calcext:value-type="percentage">
            <text:p>165,28%</text:p>
          </table:table-cell>
          <table:table-cell table:style-name="ce8" table:formula="of:=[.D27]/[.D28]" office:value-type="percentage" office:value="1.00282672903566" calcext:value-type="percentage">
            <text:p>100,28%</text:p>
          </table:table-cell>
          <table:table-cell table:style-name="ce8" table:formula="of:=[.E27]/[.E28]" office:value-type="percentage" office:value="1.01217238741947" calcext:value-type="percentage">
            <text:p>101,22%</text:p>
          </table:table-cell>
          <table:table-cell table:style-name="ce8" table:formula="of:=[.F27]/[.F28]" office:value-type="percentage" office:value="1.06551664030304" calcext:value-type="percentage">
            <text:p>106,55%</text:p>
          </table:table-cell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.991476" calcext:value-type="float">
            <text:p>1,991476</text:p>
          </table:table-cell>
          <table:table-cell table:style-name="ce2" office:value-type="float" office:value="5.011064" calcext:value-type="float">
            <text:p>5,011064</text:p>
          </table:table-cell>
          <table:table-cell table:style-name="ce2" office:value-type="float" office:value="1.178179" calcext:value-type="float">
            <text:p>1,178179</text:p>
          </table:table-cell>
          <table:table-cell table:style-name="ce2" office:value-type="float" office:value="1.114983" calcext:value-type="float">
            <text:p>1,114983</text:p>
          </table:table-cell>
          <table:table-cell table:style-name="ce2" office:value-type="float" office:value="1.533115" calcext:value-type="float">
            <text:p>1,533115</text:p>
          </table:table-cell>
          <table:table-cell/>
          <table:table-cell table:style-name="ce2" office:value-type="float" office:value="128" calcext:value-type="float">
            <text:p>128</text:p>
          </table:table-cell>
          <table:table-cell table:style-name="ce8" table:formula="of:=[.B27]/[.B29]" office:value-type="percentage" office:value="1.96828583422547" calcext:value-type="percentage">
            <text:p>196,83%</text:p>
          </table:table-cell>
          <table:table-cell table:style-name="ce8" table:formula="of:=[.C27]/[.C29]" office:value-type="percentage" office:value="2.3278455433816" calcext:value-type="percentage">
            <text:p>232,78%</text:p>
          </table:table-cell>
          <table:table-cell table:style-name="ce11" table:formula="of:=[.D27]/[.D29]" office:value-type="percentage" office:value="1.00662293250856" calcext:value-type="percentage">
            <text:p>100,66%</text:p>
          </table:table-cell>
          <table:table-cell table:style-name="ce8" table:formula="of:=[.E27]/[.E29]" office:value-type="percentage" office:value="1.03379961846952" calcext:value-type="percentage">
            <text:p>103,38%</text:p>
          </table:table-cell>
          <table:table-cell table:style-name="ce8" table:formula="of:=[.F27]/[.F29]" office:value-type="percentage" office:value="1.06854476017781" calcext:value-type="percentage">
            <text:p>106,85%</text:p>
          </table:table-cell>
        </table:table-row>
        <table:table-row table:style-name="ro2">
          <table:table-cell table:style-name="ce2" table:number-columns-repeated="4"/>
          <table:table-cell table:number-columns-repeated="9"/>
        </table:table-row>
        <table:table-row table:style-name="ro2" table:number-rows-repeated="20">
          <table:table-cell table:number-columns-repeated="13"/>
        </table:table-row>
        <table:table-row table:style-name="ro1">
          <table:table-cell table:style-name="ce1" office:value-type="string" calcext:value-type="string">
            <text:p>L1-data Size</text:p>
          </table:table-cell>
          <table:table-cell table:style-name="ce1" office:value-type="string" calcext:value-type="string">
            <text:p>429mcf</text:p>
          </table:table-cell>
          <table:table-cell table:style-name="ce1" office:value-type="string" calcext:value-type="string">
            <text:p>401bzip2</text:p>
          </table:table-cell>
          <table:table-cell table:number-columns-repeated="4"/>
          <table:table-cell table:style-name="ce1" office:value-type="string" calcext:value-type="string">
            <text:p>L1-data Size</text:p>
          </table:table-cell>
          <table:table-cell table:style-name="ce1" office:value-type="string" calcext:value-type="string">
            <text:p>%429mcf</text:p>
          </table:table-cell>
          <table:table-cell table:style-name="ce1" office:value-type="string" calcext:value-type="string">
            <text:p>%401bzip2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128kB</text:p>
          </table:table-cell>
          <table:table-cell table:style-name="ce2" office:value-type="float" office:value="1.137562" calcext:value-type="float">
            <text:p>1,137562</text:p>
          </table:table-cell>
          <table:table-cell table:style-name="ce2" office:value-type="float" office:value="1.594889" calcext:value-type="float">
            <text:p>1,594889</text:p>
          </table:table-cell>
          <table:table-cell table:number-columns-repeated="4"/>
          <table:table-cell table:style-name="ce2" office:value-type="string" calcext:value-type="string">
            <text:p>128k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256kB</text:p>
          </table:table-cell>
          <table:table-cell table:style-name="ce2" office:value-type="float" office:value="1.138807" calcext:value-type="float">
            <text:p>1,138807</text:p>
          </table:table-cell>
          <table:table-cell table:style-name="ce2" office:value-type="float" office:value="1.537472" calcext:value-type="float">
            <text:p>1,537472</text:p>
          </table:table-cell>
          <table:table-cell table:number-columns-repeated="4"/>
          <table:table-cell table:style-name="ce2" office:value-type="string" calcext:value-type="string">
            <text:p>256kB</text:p>
          </table:table-cell>
          <table:table-cell table:style-name="ce2" table:formula="of:=[.B52]/[.B53]" office:value-type="float" office:value="0.998906750660999" calcext:value-type="float">
            <text:p>0,998906750660999</text:p>
          </table:table-cell>
          <table:table-cell table:style-name="ce2" table:formula="of:=[.C52]/[.C53]" office:value-type="float" office:value="1.03734507034925" calcext:value-type="float">
            <text:p>1,0373450703492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512kB</text:p>
          </table:table-cell>
          <table:table-cell table:style-name="ce2" office:value-type="float" office:value="1.133927" calcext:value-type="float">
            <text:p>1,133927</text:p>
          </table:table-cell>
          <table:table-cell table:style-name="ce2" office:value-type="float" office:value="1.526448" calcext:value-type="float">
            <text:p>1,526448</text:p>
          </table:table-cell>
          <table:table-cell table:number-columns-repeated="4"/>
          <table:table-cell table:style-name="ce2" office:value-type="string" calcext:value-type="string">
            <text:p>512kB</text:p>
          </table:table-cell>
          <table:table-cell table:style-name="ce2" table:formula="of:=[.B52]/[.B54]" office:value-type="float" office:value="1.00320567373385" calcext:value-type="float">
            <text:p>1,00320567373385</text:p>
          </table:table-cell>
          <table:table-cell table:style-name="ce2" table:formula="of:=[.C52]/[.C54]" office:value-type="float" office:value="1.04483677138035" calcext:value-type="float">
            <text:p>1,04483677138035</text:p>
          </table:table-cell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style-name="ce2" table:number-columns-repeated="2"/>
          <table:table-cell table:number-columns-repeated="10"/>
        </table:table-row>
        <table:table-row table:style-name="ro2" table:number-rows-repeated="18">
          <table:table-cell table:number-columns-repeated="13"/>
        </table:table-row>
        <table:table-row table:style-name="ro1">
          <table:table-cell table:style-name="ce1" office:value-type="string" calcext:value-type="string">
            <text:p>L2 Size</text:p>
          </table:table-cell>
          <table:table-cell table:style-name="ce1" office:value-type="string" calcext:value-type="string">
            <text:p>429mcf</text:p>
          </table:table-cell>
          <table:table-cell table:style-name="ce1" office:value-type="string" calcext:value-type="string">
            <text:p>401bzip2</text:p>
          </table:table-cell>
          <table:table-cell table:number-columns-repeated="4"/>
          <table:table-cell table:style-name="ce1" office:value-type="string" calcext:value-type="string">
            <text:p>L2 Size</text:p>
          </table:table-cell>
          <table:table-cell table:style-name="ce1" office:value-type="string" calcext:value-type="string">
            <text:p>%429mcf</text:p>
          </table:table-cell>
          <table:table-cell table:style-name="ce1" office:value-type="string" calcext:value-type="string">
            <text:p>%401bzip2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1024kB</text:p>
          </table:table-cell>
          <table:table-cell table:style-name="ce2" office:value-type="float" office:value="1.139401" calcext:value-type="float">
            <text:p>1,139401</text:p>
          </table:table-cell>
          <table:table-cell table:style-name="ce2" office:value-type="float" office:value="1.579862" calcext:value-type="float">
            <text:p>1,579862</text:p>
          </table:table-cell>
          <table:table-cell table:number-columns-repeated="4"/>
          <table:table-cell table:style-name="ce2" office:value-type="string" calcext:value-type="string">
            <text:p>1024k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2048kB</text:p>
          </table:table-cell>
          <table:table-cell table:style-name="ce2" office:value-type="float" office:value="1.137664" calcext:value-type="float">
            <text:p>1,137664</text:p>
          </table:table-cell>
          <table:table-cell table:style-name="ce2" office:value-type="float" office:value="1.560921" calcext:value-type="float">
            <text:p>1,560921</text:p>
          </table:table-cell>
          <table:table-cell table:number-columns-repeated="4"/>
          <table:table-cell table:style-name="ce2" office:value-type="string" calcext:value-type="string">
            <text:p>2048kB</text:p>
          </table:table-cell>
          <table:table-cell table:style-name="ce2" table:formula="of:=[.B77]/[.B78]" office:value-type="float" office:value="1.00152681283753" calcext:value-type="float">
            <text:p>1,00152681283753</text:p>
          </table:table-cell>
          <table:table-cell table:style-name="ce2" table:formula="of:=[.C77]/[.C78]" office:value-type="float" office:value="1.01213450264299" calcext:value-type="float">
            <text:p>1,01213450264299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4096kB</text:p>
          </table:table-cell>
          <table:table-cell table:style-name="ce2" office:value-type="float" office:value="1.138807" calcext:value-type="float">
            <text:p>1,138807</text:p>
          </table:table-cell>
          <table:table-cell table:style-name="ce2" office:value-type="float" office:value="1.537472" calcext:value-type="float">
            <text:p>1,537472</text:p>
          </table:table-cell>
          <table:table-cell table:number-columns-repeated="4"/>
          <table:table-cell table:style-name="ce2" office:value-type="string" calcext:value-type="string">
            <text:p>4096kB</text:p>
          </table:table-cell>
          <table:table-cell table:style-name="ce2" table:formula="of:=[.B77]/[.B79]" office:value-type="float" office:value="1.00052159847981" calcext:value-type="float">
            <text:p>1,00052159847981</text:p>
          </table:table-cell>
          <table:table-cell table:style-name="ce2" table:formula="of:=[.C77]/[.C79]" office:value-type="float" office:value="1.02757123381759" calcext:value-type="float">
            <text:p>1,027571233817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9" loext:min-decimal-places="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3T20:09:59.545000000</meta:creation-date>
    <dc:date>2021-12-13T21:33:21.940000000</dc:date>
    <meta:editing-duration>PT19M28S</meta:editing-duration>
    <meta:editing-cycles>3</meta:editing-cycles>
    <meta:generator>LibreOffice/6.3.3.2$Windows_X86_64 LibreOffice_project/a64200df03143b798afd1ec74a12ab50359878ed</meta:generator>
    <meta:document-statistic meta:table-count="1" meta:cell-count="126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74cm" svg:height="9cm" xlink:href=".." xlink:type="simple" chart:class="chart:bar" chart:style-name="ch1">
        <chart:legend chart:legend-position="end" svg:x="13.305cm" svg:y="3.205cm" style:legend-expansion="high" chart:style-name="ch2"/>
        <chart:plot-area chart:style-name="ch3" table:cell-range-address="Φύλλο1.A26:Φύλλο1.F29" chart:data-source-has-labels="both" svg:x="1.324cm" svg:y="0.18cm" svg:width="11.668cm" svg:height="7.659cm">
          <chartooo:coordinate-region svg:x="1.945cm" svg:y="0.379cm" svg:width="11.047cm" svg:height="6.813cm"/>
          <chart:axis chart:dimension="x" chart:name="primary-x" chart:style-name="ch4" chartooo:axis-type="auto">
            <chartooo:date-scale/>
            <chart:title svg:x="5.91cm" svg:y="8.019cm" chart:style-name="ch5">
              <text:p>Cache Line Size</text:p>
            </chart:title>
            <chart:categories table:cell-range-address="Φύλλο1.A27:Φύλλο1.A29"/>
          </chart:axis>
          <chart:axis chart:dimension="y" chart:name="primary-y" chart:style-name="ch6">
            <chart:title svg:x="0.451cm" svg:y="4.331cm" chart:style-name="ch7">
              <text:p>CPI</text:p>
            </chart:title>
            <chart:grid chart:style-name="ch8" chart:class="major"/>
          </chart:axis>
          <chart:series chart:style-name="ch9" chart:values-cell-range-address="Φύλλο1.B27:Φύλλο1.B29" chart:label-cell-address="Φύλλο1.B26:Φύλλο1.B26" chart:class="chart:bar">
            <chart:data-point chart:repeated="3"/>
          </chart:series>
          <chart:series chart:style-name="ch10" chart:values-cell-range-address="Φύλλο1.C27:Φύλλο1.C29" chart:label-cell-address="Φύλλο1.C26:Φύλλο1.C26" chart:class="chart:bar">
            <chart:data-point chart:repeated="3"/>
          </chart:series>
          <chart:series chart:style-name="ch11" chart:values-cell-range-address="Φύλλο1.D27:Φύλλο1.D29" chart:label-cell-address="Φύλλο1.D26:Φύλλο1.D26" chart:class="chart:bar">
            <chart:data-point chart:repeated="3"/>
          </chart:series>
          <chart:series chart:style-name="ch12" chart:values-cell-range-address="Φύλλο1.E27:Φύλλο1.E29" chart:label-cell-address="Φύλλο1.E26:Φύλλο1.E26" chart:class="chart:bar">
            <chart:data-point chart:repeated="3"/>
          </chart:series>
          <chart:series chart:style-name="ch13" chart:values-cell-range-address="Φύλλο1.F27:Φύλλο1.F29" chart:label-cell-address="Φύλλο1.F26:Φύλλο1.F26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70lbm</text:p>
                <draw:g>
                  <svg:desc>Φύλλο1.B26:Φύλλο1.B26</svg:desc>
                </draw:g>
              </table:table-cell>
              <table:table-cell office:value-type="string">
                <text:p>458sjeng</text:p>
                <draw:g>
                  <svg:desc>Φύλλο1.C26:Φύλλο1.C26</svg:desc>
                </draw:g>
              </table:table-cell>
              <table:table-cell office:value-type="string">
                <text:p>456hmmer</text:p>
                <draw:g>
                  <svg:desc>Φύλλο1.D26:Φύλλο1.D26</svg:desc>
                </draw:g>
              </table:table-cell>
              <table:table-cell office:value-type="string">
                <text:p>429mcf</text:p>
                <draw:g>
                  <svg:desc>Φύλλο1.E26:Φύλλο1.E26</svg:desc>
                </draw:g>
              </table:table-cell>
              <table:table-cell office:value-type="string">
                <text:p>401bzip2</text:p>
                <draw:g>
                  <svg:desc>Φύλλο1.F26:Φύλλο1.F2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Φύλλο1.A27:Φύλλο1.A29</svg:desc>
                </draw:g>
              </table:table-cell>
              <table:table-cell office:value-type="float" office:value="3.919794">
                <text:p>3.919794</text:p>
                <draw:g>
                  <svg:desc>Φύλλο1.B27:Φύλλο1.B29</svg:desc>
                </draw:g>
              </table:table-cell>
              <table:table-cell office:value-type="float" office:value="11.664983">
                <text:p>11.664983</text:p>
                <draw:g>
                  <svg:desc>Φύλλο1.C27:Φύλλο1.C29</svg:desc>
                </draw:g>
              </table:table-cell>
              <table:table-cell office:value-type="float" office:value="1.185982">
                <text:p>1.185982</text:p>
                <draw:g>
                  <svg:desc>Φύλλο1.D27:Φύλλο1.D29</svg:desc>
                </draw:g>
              </table:table-cell>
              <table:table-cell office:value-type="float" office:value="1.152669">
                <text:p>1.152669</text:p>
                <draw:g>
                  <svg:desc>Φύλλο1.E27:Φύλλο1.E29</svg:desc>
                </draw:g>
              </table:table-cell>
              <table:table-cell office:value-type="float" office:value="1.638202">
                <text:p>1.638202</text:p>
                <draw:g>
                  <svg:desc>Φύλλο1.F27:Φύλλο1.F2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628334">
                <text:p>2.628334</text:p>
              </table:table-cell>
              <table:table-cell office:value-type="float" office:value="7.057547">
                <text:p>7.057547</text:p>
              </table:table-cell>
              <table:table-cell office:value-type="float" office:value="1.182639">
                <text:p>1.182639</text:p>
              </table:table-cell>
              <table:table-cell office:value-type="float" office:value="1.138807">
                <text:p>1.138807</text:p>
              </table:table-cell>
              <table:table-cell office:value-type="float" office:value="1.537472">
                <text:p>1.53747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991476">
                <text:p>1.991476</text:p>
              </table:table-cell>
              <table:table-cell office:value-type="float" office:value="5.011064">
                <text:p>5.011064</text:p>
              </table:table-cell>
              <table:table-cell office:value-type="float" office:value="1.178179">
                <text:p>1.178179</text:p>
              </table:table-cell>
              <table:table-cell office:value-type="float" office:value="1.114983">
                <text:p>1.114983</text:p>
              </table:table-cell>
              <table:table-cell office:value-type="float" office:value="1.533115">
                <text:p>1.533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81cm" svg:height="8.427cm" xlink:href=".." xlink:type="simple" chart:class="chart:bar" chart:style-name="ch1">
        <chart:legend chart:legend-position="end" svg:x="12.85cm" svg:y="3.665cm" style:legend-expansion="high" chart:style-name="ch2"/>
        <chart:plot-area chart:style-name="ch3" table:cell-range-address="Φύλλο1.A1:Φύλλο1.C5" chart:data-source-has-labels="both" svg:x="1.31cm" svg:y="0.168cm" svg:width="11.241cm" svg:height="7.11cm">
          <chartooo:coordinate-region svg:x="2.037cm" svg:y="0.368cm" svg:width="10.514cm" svg:height="6.263cm"/>
          <chart:axis chart:dimension="x" chart:name="primary-x" chart:style-name="ch4" chartooo:axis-type="auto">
            <chartooo:date-scale/>
            <chart:title svg:x="5.418cm" svg:y="7.446cm" chart:style-name="ch5">
              <text:p>Memory Association</text:p>
            </chart:title>
            <chart:categories table:cell-range-address="Φύλλο1.A2:Φύλλο1.A5"/>
          </chart:axis>
          <chart:axis chart:dimension="y" chart:name="primary-y" chart:style-name="ch6">
            <chart:title svg:x="0.451cm" svg:y="4.045cm" chart:style-name="ch7">
              <text:p>CPI</text:p>
            </chart:title>
            <chart:grid chart:style-name="ch8" chart:class="major"/>
          </chart:axis>
          <chart:series chart:style-name="ch9" chart:values-cell-range-address="Φύλλο1.B2:Φύλλο1.B5" chart:label-cell-address="Φύλλο1.B1:Φύλλο1.B1" chart:class="chart:bar">
            <chart:data-point chart:repeated="4"/>
          </chart:series>
          <chart:series chart:style-name="ch10" chart:values-cell-range-address="Φύλλο1.C2:Φύλλο1.C5" chart:label-cell-address="Φύλλο1.C1:Φύλλο1.C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29mcf</text:p>
                <draw:g>
                  <svg:desc>Φύλλο1.B1:Φύλλο1.B1</svg:desc>
                </draw:g>
              </table:table-cell>
              <table:table-cell office:value-type="string">
                <text:p>401bzip2</text:p>
                <draw:g>
                  <svg:desc>Φύλλο1.C1:Φύλλο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way</text:p>
                <draw:g>
                  <svg:desc>Φύλλο1.A2:Φύλλο1.A5</svg:desc>
                </draw:g>
              </table:table-cell>
              <table:table-cell office:value-type="float" office:value="1.138807">
                <text:p>1.138807</text:p>
                <draw:g>
                  <svg:desc>Φύλλο1.B2:Φύλλο1.B5</svg:desc>
                </draw:g>
              </table:table-cell>
              <table:table-cell office:value-type="float" office:value="1.537472">
                <text:p>1.537472</text:p>
                <draw:g>
                  <svg:desc>Φύλλο1.C2:Φύλλο1.C5</svg:desc>
                </draw:g>
              </table:table-cell>
            </table:table-row>
            <table:table-row>
              <table:table-cell office:value-type="string">
                <text:p>2-way</text:p>
              </table:table-cell>
              <table:table-cell office:value-type="float" office:value="1.134034">
                <text:p>1.134034</text:p>
              </table:table-cell>
              <table:table-cell office:value-type="float" office:value="1.534778">
                <text:p>1.534778</text:p>
              </table:table-cell>
            </table:table-row>
            <table:table-row>
              <table:table-cell office:value-type="string">
                <text:p>4-way</text:p>
              </table:table-cell>
              <table:table-cell office:value-type="float" office:value="1.133878">
                <text:p>1.133878</text:p>
              </table:table-cell>
              <table:table-cell office:value-type="float" office:value="1.533048">
                <text:p>1.533048</text:p>
              </table:table-cell>
            </table:table-row>
            <table:table-row>
              <table:table-cell office:value-type="string">
                <text:p>8-way</text:p>
              </table:table-cell>
              <table:table-cell office:value-type="float" office:value="1.133878">
                <text:p>1.133878</text:p>
              </table:table-cell>
              <table:table-cell office:value-type="float" office:value="1.533309">
                <text:p>1.5333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19cm" svg:height="8.95cm" xlink:href=".." xlink:type="simple" chart:class="chart:bar" chart:style-name="ch1">
        <chart:legend chart:legend-position="end" svg:x="13.171cm" svg:y="3.927cm" style:legend-expansion="high" chart:style-name="ch2"/>
        <chart:plot-area chart:style-name="ch3" table:cell-range-address="Φύλλο1.H1:Φύλλο1.J5" chart:data-source-has-labels="both" svg:x="1.227cm" svg:y="0.124cm" svg:width="11.526cm" svg:height="8.091cm">
          <chartooo:coordinate-region svg:x="2.827cm" svg:y="0.323cm" svg:width="9.926cm" svg:height="7.245cm"/>
          <chart:axis chart:dimension="x" chart:name="primary-x" chart:style-name="ch4" chartooo:axis-type="auto">
            <chartooo:date-scale/>
            <chart:title svg:x="5.478cm" svg:y="8.39cm" chart:style-name="ch5">
              <text:p>Memory Association</text:p>
            </chart:title>
            <chart:categories table:cell-range-address="Φύλλο1.H2:Φύλλο1.H5"/>
          </chart:axis>
          <chart:axis chart:dimension="y" chart:name="primary-y" chart:style-name="ch6">
            <chart:title svg:x="0.355cm" svg:y="5.655cm" chart:style-name="ch7">
              <text:p>IPC Improvement %</text:p>
            </chart:title>
            <chart:grid chart:style-name="ch8" chart:class="major"/>
          </chart:axis>
          <chart:series chart:style-name="ch9" chart:values-cell-range-address="Φύλλο1.I2:Φύλλο1.I5" chart:label-cell-address="Φύλλο1.I1:Φύλλο1.I1" chart:class="chart:bar">
            <chart:data-point chart:repeated="4"/>
          </chart:series>
          <chart:series chart:style-name="ch10" chart:values-cell-range-address="Φύλλο1.J2:Φύλλο1.J5" chart:label-cell-address="Φύλλο1.J1:Φύλλο1.J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429mcf</text:p>
                <draw:g>
                  <svg:desc>Φύλλο1.I1:Φύλλο1.I1</svg:desc>
                </draw:g>
              </table:table-cell>
              <table:table-cell office:value-type="string">
                <text:p>%401bzip2</text:p>
                <draw:g>
                  <svg:desc>Φύλλο1.J1:Φύλλο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way</text:p>
                <draw:g>
                  <svg:desc>Φύλλο1.H2:Φύλλο1.H5</svg:desc>
                </draw:g>
              </table:table-cell>
              <table:table-cell office:value-type="float" office:value="1">
                <text:p>1</text:p>
                <draw:g>
                  <svg:desc>Φύλλο1.I2:Φύλλο1.I5</svg:desc>
                </draw:g>
              </table:table-cell>
              <table:table-cell office:value-type="float" office:value="1">
                <text:p>1</text:p>
                <draw:g>
                  <svg:desc>Φύλλο1.J2:Φύλλο1.J5</svg:desc>
                </draw:g>
              </table:table-cell>
            </table:table-row>
            <table:table-row>
              <table:table-cell office:value-type="string">
                <text:p>2-way</text:p>
              </table:table-cell>
              <table:table-cell office:value-type="float" office:value="1.00420886851717">
                <text:p>1.00420886851717</text:p>
              </table:table-cell>
              <table:table-cell office:value-type="float" office:value="1.00175530272131">
                <text:p>1.00175530272131</text:p>
              </table:table-cell>
            </table:table-row>
            <table:table-row>
              <table:table-cell office:value-type="string">
                <text:p>4-way</text:p>
              </table:table-cell>
              <table:table-cell office:value-type="float" office:value="1.0043470285163">
                <text:p>1.0043470285163</text:p>
              </table:table-cell>
              <table:table-cell office:value-type="float" office:value="1.00288575439256">
                <text:p>1.00288575439256</text:p>
              </table:table-cell>
            </table:table-row>
            <table:table-row>
              <table:table-cell office:value-type="string">
                <text:p>8-way</text:p>
              </table:table-cell>
              <table:table-cell office:value-type="float" office:value="1.0043470285163">
                <text:p>1.0043470285163</text:p>
              </table:table-cell>
              <table:table-cell office:value-type="float" office:value="1.00271504308655">
                <text:p>1.002715043086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74cm" svg:height="9cm" xlink:href=".." xlink:type="simple" chart:class="chart:bar" chart:style-name="ch1">
        <chart:legend chart:legend-position="end" svg:x="12.988cm" svg:y="3.205cm" style:legend-expansion="high" chart:style-name="ch2"/>
        <chart:plot-area chart:style-name="ch3" table:cell-range-address="Φύλλο1.H26:Φύλλο1.M29" chart:data-source-has-labels="both" svg:x="1.324cm" svg:y="0.18cm" svg:width="11.351cm" svg:height="7.659cm">
          <chartooo:coordinate-region svg:x="2.924cm" svg:y="0.379cm" svg:width="9.751cm" svg:height="6.813cm"/>
          <chart:axis chart:dimension="x" chart:name="primary-x" chart:style-name="ch4" chartooo:axis-type="auto">
            <chartooo:date-scale/>
            <chart:title svg:x="5.751cm" svg:y="8.019cm" chart:style-name="ch5">
              <text:p>Cache Line Size</text:p>
            </chart:title>
            <chart:categories table:cell-range-address="Φύλλο1.H27:Φύλλο1.H29"/>
          </chart:axis>
          <chart:axis chart:dimension="y" chart:name="primary-y" chart:style-name="ch6">
            <chart:title svg:x="0.451cm" svg:y="5.495cm" chart:style-name="ch7">
              <text:p>IPC Improvement %</text:p>
            </chart:title>
            <chart:grid chart:style-name="ch8" chart:class="major"/>
          </chart:axis>
          <chart:series chart:style-name="ch9" chart:values-cell-range-address="Φύλλο1.I27:Φύλλο1.I29" chart:label-cell-address="Φύλλο1.I26:Φύλλο1.I26" chart:class="chart:bar">
            <chart:data-point chart:repeated="3"/>
          </chart:series>
          <chart:series chart:style-name="ch10" chart:values-cell-range-address="Φύλλο1.J27:Φύλλο1.J29" chart:label-cell-address="Φύλλο1.J26:Φύλλο1.J26" chart:class="chart:bar">
            <chart:data-point chart:repeated="3"/>
          </chart:series>
          <chart:series chart:style-name="ch11" chart:values-cell-range-address="Φύλλο1.K27:Φύλλο1.K29" chart:label-cell-address="Φύλλο1.K26:Φύλλο1.K26" chart:class="chart:bar">
            <chart:data-point chart:repeated="3"/>
          </chart:series>
          <chart:series chart:style-name="ch12" chart:values-cell-range-address="Φύλλο1.L27:Φύλλο1.L29" chart:label-cell-address="Φύλλο1.L26:Φύλλο1.L26" chart:class="chart:bar">
            <chart:data-point chart:repeated="3"/>
          </chart:series>
          <chart:series chart:style-name="ch13" chart:values-cell-range-address="Φύλλο1.M27:Φύλλο1.M29" chart:label-cell-address="Φύλλο1.M26:Φύλλο1.M26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470lbm</text:p>
                <draw:g>
                  <svg:desc>Φύλλο1.I26:Φύλλο1.I26</svg:desc>
                </draw:g>
              </table:table-cell>
              <table:table-cell office:value-type="string">
                <text:p>%458sjeng</text:p>
                <draw:g>
                  <svg:desc>Φύλλο1.J26:Φύλλο1.J26</svg:desc>
                </draw:g>
              </table:table-cell>
              <table:table-cell office:value-type="string">
                <text:p>%456hmmer</text:p>
                <draw:g>
                  <svg:desc>Φύλλο1.K26:Φύλλο1.K26</svg:desc>
                </draw:g>
              </table:table-cell>
              <table:table-cell office:value-type="string">
                <text:p>%429mcf</text:p>
                <draw:g>
                  <svg:desc>Φύλλο1.L26:Φύλλο1.L26</svg:desc>
                </draw:g>
              </table:table-cell>
              <table:table-cell office:value-type="string">
                <text:p>%401bzip2</text:p>
                <draw:g>
                  <svg:desc>Φύλλο1.M26:Φύλλο1.M2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Φύλλο1.H27:Φύλλο1.H29</svg:desc>
                </draw:g>
              </table:table-cell>
              <table:table-cell office:value-type="float" office:value="1">
                <text:p>1</text:p>
                <draw:g>
                  <svg:desc>Φύλλο1.I27:Φύλλο1.I29</svg:desc>
                </draw:g>
              </table:table-cell>
              <table:table-cell office:value-type="float" office:value="1">
                <text:p>1</text:p>
                <draw:g>
                  <svg:desc>Φύλλο1.J27:Φύλλο1.J29</svg:desc>
                </draw:g>
              </table:table-cell>
              <table:table-cell office:value-type="float" office:value="1">
                <text:p>1</text:p>
                <draw:g>
                  <svg:desc>Φύλλο1.K27:Φύλλο1.K29</svg:desc>
                </draw:g>
              </table:table-cell>
              <table:table-cell office:value-type="float" office:value="1">
                <text:p>1</text:p>
                <draw:g>
                  <svg:desc>Φύλλο1.L27:Φύλλο1.L29</svg:desc>
                </draw:g>
              </table:table-cell>
              <table:table-cell office:value-type="float" office:value="1">
                <text:p>1</text:p>
                <draw:g>
                  <svg:desc>Φύλλο1.M27:Φύλλο1.M2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49136068703597">
                <text:p>1.49136068703597</text:p>
              </table:table-cell>
              <table:table-cell office:value-type="float" office:value="1.65283816034098">
                <text:p>1.65283816034098</text:p>
              </table:table-cell>
              <table:table-cell office:value-type="float" office:value="1.00282672903566">
                <text:p>1.00282672903566</text:p>
              </table:table-cell>
              <table:table-cell office:value-type="float" office:value="1.01217238741947">
                <text:p>1.01217238741947</text:p>
              </table:table-cell>
              <table:table-cell office:value-type="float" office:value="1.06551664030304">
                <text:p>1.0655166403030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.96828583422547">
                <text:p>1.96828583422547</text:p>
              </table:table-cell>
              <table:table-cell office:value-type="float" office:value="2.3278455433816">
                <text:p>2.3278455433816</text:p>
              </table:table-cell>
              <table:table-cell office:value-type="float" office:value="1.00662293250856">
                <text:p>1.00662293250856</text:p>
              </table:table-cell>
              <table:table-cell office:value-type="float" office:value="1.03379961846952">
                <text:p>1.03379961846952</text:p>
              </table:table-cell>
              <table:table-cell office:value-type="float" office:value="1.06854476017781">
                <text:p>1.068544760177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14cm" svg:height="9.009cm" xlink:href=".." xlink:type="simple" chart:class="chart:bar" chart:style-name="ch1">
        <chart:legend chart:legend-position="end" svg:x="13.083cm" svg:y="3.956cm" style:legend-expansion="high" chart:style-name="ch2"/>
        <chart:plot-area chart:style-name="ch3" table:cell-range-address="Φύλλο1.A51:Φύλλο1.C54" chart:data-source-has-labels="both" svg:x="1.315cm" svg:y="0.18cm" svg:width="11.464cm" svg:height="7.668cm">
          <chartooo:coordinate-region svg:x="2.042cm" svg:y="0.379cm" svg:width="10.737cm" svg:height="6.822cm"/>
          <chart:axis chart:dimension="x" chart:name="primary-x" chart:style-name="ch4" chartooo:axis-type="auto">
            <chartooo:date-scale/>
            <chart:title svg:x="6.05cm" svg:y="8.028cm" chart:style-name="ch5">
              <text:p>L1-Data Size</text:p>
            </chart:title>
            <chart:categories table:cell-range-address="Φύλλο1.A52:Φύλλο1.A54"/>
          </chart:axis>
          <chart:axis chart:dimension="y" chart:name="primary-y" chart:style-name="ch6">
            <chart:title svg:x="0.451cm" svg:y="4.336cm" chart:style-name="ch7">
              <text:p>CPI</text:p>
            </chart:title>
            <chart:grid chart:style-name="ch8" chart:class="major"/>
          </chart:axis>
          <chart:series chart:style-name="ch9" chart:values-cell-range-address="Φύλλο1.B52:Φύλλο1.B54" chart:label-cell-address="Φύλλο1.B51:Φύλλο1.B51" chart:class="chart:bar">
            <chart:data-point chart:repeated="3"/>
          </chart:series>
          <chart:series chart:style-name="ch10" chart:values-cell-range-address="Φύλλο1.C52:Φύλλο1.C54" chart:label-cell-address="Φύλλο1.C51:Φύλλο1.C5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29mcf</text:p>
                <draw:g>
                  <svg:desc>Φύλλο1.B51:Φύλλο1.B51</svg:desc>
                </draw:g>
              </table:table-cell>
              <table:table-cell office:value-type="string">
                <text:p>401bzip2</text:p>
                <draw:g>
                  <svg:desc>Φύλλο1.C51:Φύλλο1.C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kB</text:p>
                <draw:g>
                  <svg:desc>Φύλλο1.A52:Φύλλο1.A54</svg:desc>
                </draw:g>
              </table:table-cell>
              <table:table-cell office:value-type="float" office:value="1.137562">
                <text:p>1.137562</text:p>
                <draw:g>
                  <svg:desc>Φύλλο1.B52:Φύλλο1.B54</svg:desc>
                </draw:g>
              </table:table-cell>
              <table:table-cell office:value-type="float" office:value="1.594889">
                <text:p>1.594889</text:p>
                <draw:g>
                  <svg:desc>Φύλλο1.C52:Φύλλο1.C54</svg:desc>
                </draw:g>
              </table:table-cell>
            </table:table-row>
            <table:table-row>
              <table:table-cell office:value-type="string">
                <text:p>256kB</text:p>
              </table:table-cell>
              <table:table-cell office:value-type="float" office:value="1.138807">
                <text:p>1.138807</text:p>
              </table:table-cell>
              <table:table-cell office:value-type="float" office:value="1.537472">
                <text:p>1.537472</text:p>
              </table:table-cell>
            </table:table-row>
            <table:table-row>
              <table:table-cell office:value-type="string">
                <text:p>512kB</text:p>
              </table:table-cell>
              <table:table-cell office:value-type="float" office:value="1.133927">
                <text:p>1.133927</text:p>
              </table:table-cell>
              <table:table-cell office:value-type="float" office:value="1.526448">
                <text:p>1.5264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14cm" svg:height="9.009cm" xlink:href=".." xlink:type="simple" chart:class="chart:bar" chart:style-name="ch1">
        <chart:legend chart:legend-position="end" svg:x="12.766cm" svg:y="3.956cm" style:legend-expansion="high" chart:style-name="ch2"/>
        <chart:plot-area chart:style-name="ch3" table:cell-range-address="Φύλλο1.H51:Φύλλο1.J54" chart:data-source-has-labels="both" svg:x="1.315cm" svg:y="0.18cm" svg:width="11.147cm" svg:height="7.668cm">
          <chartooo:coordinate-region svg:x="2.227cm" svg:y="0.379cm" svg:width="10.235cm" svg:height="6.822cm"/>
          <chart:axis chart:dimension="x" chart:name="primary-x" chart:style-name="ch4" chartooo:axis-type="auto">
            <chartooo:date-scale/>
            <chart:title svg:x="5.891cm" svg:y="8.028cm" chart:style-name="ch5">
              <text:p>L1-Data Size</text:p>
            </chart:title>
            <chart:categories table:cell-range-address="Φύλλο1.H52:Φύλλο1.H54"/>
          </chart:axis>
          <chart:axis chart:dimension="y" chart:name="primary-y" chart:style-name="ch6">
            <chart:title svg:x="0.451cm" svg:y="5.5cm" chart:style-name="ch7">
              <text:p>IPC Improvement %</text:p>
            </chart:title>
            <chart:grid chart:style-name="ch8" chart:class="major"/>
          </chart:axis>
          <chart:series chart:style-name="ch9" chart:values-cell-range-address="Φύλλο1.I52:Φύλλο1.I54" chart:label-cell-address="Φύλλο1.I51:Φύλλο1.I51" chart:class="chart:bar">
            <chart:data-point chart:repeated="3"/>
          </chart:series>
          <chart:series chart:style-name="ch10" chart:values-cell-range-address="Φύλλο1.J52:Φύλλο1.J54" chart:label-cell-address="Φύλλο1.J51:Φύλλο1.J5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429mcf</text:p>
                <draw:g>
                  <svg:desc>Φύλλο1.I51:Φύλλο1.I51</svg:desc>
                </draw:g>
              </table:table-cell>
              <table:table-cell office:value-type="string">
                <text:p>%401bzip2</text:p>
                <draw:g>
                  <svg:desc>Φύλλο1.J51:Φύλλο1.J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kB</text:p>
                <draw:g>
                  <svg:desc>Φύλλο1.H52:Φύλλο1.H54</svg:desc>
                </draw:g>
              </table:table-cell>
              <table:table-cell office:value-type="float" office:value="1">
                <text:p>1</text:p>
                <draw:g>
                  <svg:desc>Φύλλο1.I52:Φύλλο1.I54</svg:desc>
                </draw:g>
              </table:table-cell>
              <table:table-cell office:value-type="float" office:value="1">
                <text:p>1</text:p>
                <draw:g>
                  <svg:desc>Φύλλο1.J52:Φύλλο1.J54</svg:desc>
                </draw:g>
              </table:table-cell>
            </table:table-row>
            <table:table-row>
              <table:table-cell office:value-type="string">
                <text:p>256kB</text:p>
              </table:table-cell>
              <table:table-cell office:value-type="float" office:value="0.998906750660999">
                <text:p>0.998906750660999</text:p>
              </table:table-cell>
              <table:table-cell office:value-type="float" office:value="1.03734507034925">
                <text:p>1.03734507034925</text:p>
              </table:table-cell>
            </table:table-row>
            <table:table-row>
              <table:table-cell office:value-type="string">
                <text:p>512kB</text:p>
              </table:table-cell>
              <table:table-cell office:value-type="float" office:value="1.00320567373385">
                <text:p>1.00320567373385</text:p>
              </table:table-cell>
              <table:table-cell office:value-type="float" office:value="1.04483677138035">
                <text:p>1.044836771380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18cm" svg:height="8.56cm" xlink:href=".." xlink:type="simple" chart:class="chart:bar" chart:style-name="ch1">
        <chart:legend chart:legend-position="end" svg:x="13.087cm" svg:y="3.732cm" style:legend-expansion="high" chart:style-name="ch2"/>
        <chart:plot-area chart:style-name="ch3" table:cell-range-address="Φύλλο1.A76:Φύλλο1.C79" chart:data-source-has-labels="both" svg:x="1.315cm" svg:y="0.171cm" svg:width="11.468cm" svg:height="7.237cm">
          <chartooo:coordinate-region svg:x="2.042cm" svg:y="0.37cm" svg:width="10.741cm" svg:height="6.391cm"/>
          <chart:axis chart:dimension="x" chart:name="primary-x" chart:style-name="ch4" chartooo:axis-type="auto">
            <chartooo:date-scale/>
            <chart:title svg:x="6.449cm" svg:y="7.579cm" chart:style-name="ch5">
              <text:p>L2 Size</text:p>
            </chart:title>
            <chart:categories table:cell-range-address="Φύλλο1.A77:Φύλλο1.A79"/>
          </chart:axis>
          <chart:axis chart:dimension="y" chart:name="primary-y" chart:style-name="ch6">
            <chart:title svg:x="0.451cm" svg:y="4.111cm" chart:style-name="ch7">
              <text:p>CPI</text:p>
            </chart:title>
            <chart:grid chart:style-name="ch8" chart:class="major"/>
          </chart:axis>
          <chart:series chart:style-name="ch9" chart:values-cell-range-address="Φύλλο1.B77:Φύλλο1.B79" chart:label-cell-address="Φύλλο1.B76:Φύλλο1.B76" chart:class="chart:bar">
            <chart:data-point chart:repeated="3"/>
          </chart:series>
          <chart:series chart:style-name="ch10" chart:values-cell-range-address="Φύλλο1.C77:Φύλλο1.C79" chart:label-cell-address="Φύλλο1.C76:Φύλλο1.C7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29mcf</text:p>
                <draw:g>
                  <svg:desc>Φύλλο1.B76:Φύλλο1.B76</svg:desc>
                </draw:g>
              </table:table-cell>
              <table:table-cell office:value-type="string">
                <text:p>401bzip2</text:p>
                <draw:g>
                  <svg:desc>Φύλλο1.C76:Φύλλο1.C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24kB</text:p>
                <draw:g>
                  <svg:desc>Φύλλο1.A77:Φύλλο1.A79</svg:desc>
                </draw:g>
              </table:table-cell>
              <table:table-cell office:value-type="float" office:value="1.139401">
                <text:p>1.139401</text:p>
                <draw:g>
                  <svg:desc>Φύλλο1.B77:Φύλλο1.B79</svg:desc>
                </draw:g>
              </table:table-cell>
              <table:table-cell office:value-type="float" office:value="1.579862">
                <text:p>1.579862</text:p>
                <draw:g>
                  <svg:desc>Φύλλο1.C77:Φύλλο1.C79</svg:desc>
                </draw:g>
              </table:table-cell>
            </table:table-row>
            <table:table-row>
              <table:table-cell office:value-type="string">
                <text:p>2048kB</text:p>
              </table:table-cell>
              <table:table-cell office:value-type="float" office:value="1.137664">
                <text:p>1.137664</text:p>
              </table:table-cell>
              <table:table-cell office:value-type="float" office:value="1.560921">
                <text:p>1.560921</text:p>
              </table:table-cell>
            </table:table-row>
            <table:table-row>
              <table:table-cell office:value-type="string">
                <text:p>4096kB</text:p>
              </table:table-cell>
              <table:table-cell office:value-type="float" office:value="1.138807">
                <text:p>1.138807</text:p>
              </table:table-cell>
              <table:table-cell office:value-type="float" office:value="1.537472">
                <text:p>1.537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18cm" svg:height="8.56cm" xlink:href=".." xlink:type="simple" chart:class="chart:bar" chart:style-name="ch1">
        <chart:legend chart:legend-position="end" svg:x="12.77cm" svg:y="3.732cm" style:legend-expansion="high" chart:style-name="ch2"/>
        <chart:plot-area chart:style-name="ch3" table:cell-range-address="Φύλλο1.H76:Φύλλο1.J79" chart:data-source-has-labels="both" svg:x="1.315cm" svg:y="0.171cm" svg:width="11.151cm" svg:height="7.237cm">
          <chartooo:coordinate-region svg:x="2.413cm" svg:y="0.371cm" svg:width="10.053cm" svg:height="6.39cm"/>
          <chart:axis chart:dimension="x" chart:name="primary-x" chart:style-name="ch4" chartooo:axis-type="auto">
            <chartooo:date-scale/>
            <chart:title svg:x="6.29cm" svg:y="7.579cm" chart:style-name="ch5">
              <text:p>L2 Size</text:p>
            </chart:title>
            <chart:categories table:cell-range-address="Φύλλο1.H77:Φύλλο1.H79"/>
          </chart:axis>
          <chart:axis chart:dimension="y" chart:name="primary-y" chart:style-name="ch6">
            <chart:title svg:x="0.451cm" svg:y="5.235cm" chart:style-name="ch7">
              <text:p>IPC Improvement%</text:p>
            </chart:title>
            <chart:grid chart:style-name="ch8" chart:class="major"/>
          </chart:axis>
          <chart:series chart:style-name="ch9" chart:values-cell-range-address="Φύλλο1.I77:Φύλλο1.I79" chart:label-cell-address="Φύλλο1.I76:Φύλλο1.I76" chart:class="chart:bar">
            <chart:data-point chart:repeated="3"/>
          </chart:series>
          <chart:series chart:style-name="ch10" chart:values-cell-range-address="Φύλλο1.J77:Φύλλο1.J79" chart:label-cell-address="Φύλλο1.J76:Φύλλο1.J7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429mcf</text:p>
                <draw:g>
                  <svg:desc>Φύλλο1.I76:Φύλλο1.I76</svg:desc>
                </draw:g>
              </table:table-cell>
              <table:table-cell office:value-type="string">
                <text:p>%401bzip2</text:p>
                <draw:g>
                  <svg:desc>Φύλλο1.J76:Φύλλο1.J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24kB</text:p>
                <draw:g>
                  <svg:desc>Φύλλο1.H77:Φύλλο1.H79</svg:desc>
                </draw:g>
              </table:table-cell>
              <table:table-cell office:value-type="float" office:value="1">
                <text:p>1</text:p>
                <draw:g>
                  <svg:desc>Φύλλο1.I77:Φύλλο1.I79</svg:desc>
                </draw:g>
              </table:table-cell>
              <table:table-cell office:value-type="float" office:value="1">
                <text:p>1</text:p>
                <draw:g>
                  <svg:desc>Φύλλο1.J77:Φύλλο1.J79</svg:desc>
                </draw:g>
              </table:table-cell>
            </table:table-row>
            <table:table-row>
              <table:table-cell office:value-type="string">
                <text:p>2048kB</text:p>
              </table:table-cell>
              <table:table-cell office:value-type="float" office:value="1.00152681283753">
                <text:p>1.00152681283753</text:p>
              </table:table-cell>
              <table:table-cell office:value-type="float" office:value="1.01213450264299">
                <text:p>1.01213450264299</text:p>
              </table:table-cell>
            </table:table-row>
            <table:table-row>
              <table:table-cell office:value-type="string">
                <text:p>4096kB</text:p>
              </table:table-cell>
              <table:table-cell office:value-type="float" office:value="1.00052159847981">
                <text:p>1.00052159847981</text:p>
              </table:table-cell>
              <table:table-cell office:value-type="float" office:value="1.02757123381759">
                <text:p>1.027571233817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